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color="#000000" fo:font-size="20pt" style:font-size-asian="20pt" style:font-size-complex="20pt"/>
    </style:style>
    <style:style style:name="P2" style:parent-style-name="Normal" style:family="paragraph">
      <style:text-properties fo:color="#000000" fo:font-size="20pt" style:font-size-asian="20pt" style:font-size-complex="20pt" style:language-complex="ar" style:country-complex="EG"/>
    </style:style>
    <style:style style:name="P3" style:parent-style-name="Normal" style:family="paragraph">
      <style:paragraph-properties fo:margin-left="-0.8in">
        <style:tab-stops/>
      </style:paragraph-properties>
    </style:style>
    <style:style style:name="T4" style:parent-style-name="DefaultParagraphFont" style:family="text">
      <style:text-properties fo:color="#000000" fo:font-size="20pt" style:font-size-asian="20pt" style:font-size-complex="20pt" style:language-complex="ar" style:country-complex="EG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جدول المواصفات</text:p>
      <text:p text:style-name="P2"/>
      <text:p text:style-name="P3"><text:span text:style-name="T4"><draw:frame draw:z-index="0" draw:id="id0" draw:style-name="a0" draw:name="Object 33" text:anchor-type="as-char" svg:x="0in" svg:y="0in" svg:width="9.3125in" svg:height="2.97917in" style:rel-width="scale" style:rel-height="scale"><draw:object-ole draw:class-id="00020830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prahim abd hussein</meta:initial-creator>
    <dc:creator>Eprahim abd hussein</dc:creator>
    <meta:creation-date>2025-12-09T14:51:00Z</meta:creation-date>
    <dc:date>2025-12-09T15:07:00Z</dc:date>
    <meta:template xlink:href="Normal" xlink:type="simple"/>
    <meta:editing-cycles>1</meta:editing-cycles>
    <meta:editing-duration>PT960S</meta:editing-duration>
    <meta:document-statistic meta:page-count="1" meta:paragraph-count="1" meta:word-count="6" meta:character-count="43" meta:row-count="1" meta:non-whitespace-character-count="38"/>
  </office:meta>
</office:document-meta>
</file>